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d0979" officeooo:paragraph-rsid="001d0979"/>
    </style:style>
    <style:style style:name="P2" style:family="paragraph" style:parent-style-name="Preformatted_20_Text" style:list-style-name="L1">
      <style:text-properties officeooo:rsid="001d0979" officeooo:paragraph-rsid="001d0979"/>
    </style:style>
    <style:style style:name="P3" style:family="paragraph" style:parent-style-name="Preformatted_20_Text" style:list-style-name="L1" style:master-page-name="">
      <loext:graphic-properties draw:fill="none"/>
      <style:paragraph-properties fo:margin-left="1.3cm" fo:margin-right="0cm" fo:margin-top="0cm" fo:margin-bottom="0cm" loext:contextual-spacing="false" fo:text-indent="-1cm" style:auto-text-indent="false" style:page-number="auto" fo:background-color="transparent"/>
      <style:text-properties officeooo:rsid="001d0979" officeooo:paragraph-rsid="001d0979"/>
    </style:style>
    <style:style style:name="P4" style:family="paragraph" style:parent-style-name="Preformatted_20_Text" style:list-style-name="L1" style:master-page-name="">
      <loext:graphic-properties draw:fill="none"/>
      <style:paragraph-properties fo:margin-left="1.3cm" fo:margin-right="0cm" fo:margin-top="0cm" fo:margin-bottom="0cm" loext:contextual-spacing="false" fo:text-indent="-1.3cm" style:auto-text-indent="false" style:page-number="auto" fo:background-color="transparent"/>
      <style:text-properties officeooo:rsid="001d0979" officeooo:paragraph-rsid="001d0979"/>
    </style:style>
    <style:style style:name="P5" style:family="paragraph" style:parent-style-name="Preformatted_20_Text" style:list-style-name="L1">
      <loext:graphic-properties draw:fill="none"/>
      <style:paragraph-properties fo:margin-left="1.3cm" fo:margin-right="0cm" fo:margin-top="0cm" fo:margin-bottom="0cm" loext:contextual-spacing="false" fo:text-indent="-1.3cm" style:auto-text-indent="false" fo:background-color="transparent"/>
      <style:text-properties officeooo:rsid="001d0979" officeooo:paragraph-rsid="001d0979"/>
    </style:style>
    <style:style style:name="P6" style:family="paragraph" style:parent-style-name="Heading_20_1">
      <style:paragraph-properties fo:text-align="center" style:justify-single-word="false"/>
      <style:text-properties officeooo:rsid="001d0979" officeooo:paragraph-rsid="001d0979"/>
    </style:style>
    <style:style style:name="P7" style:family="paragraph" style:parent-style-name="Title">
      <style:text-properties officeooo:rsid="001d0979" officeooo:paragraph-rsid="001d09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990000"/>
    </style:style>
    <style:style style:name="T5" style:family="text">
      <style:text-properties fo:color="#99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“Кью Би Ти – викторина по ПЖ”</text:p>
      <text:h text:style-name="P6" text:outline-level="1">Тема библейских текстов “Человек - Творение”</text:h>
      <text:p text:style-name="P1"/>
      <text:list xml:id="list900869842961045964" text:style-name="L1">
        <text:list-item>
          <text:p text:style-name="P2"><text:span text:style-name="T5">7.10</text:span> И сотворил Бог человека по образу Своему, по образу Божию сотворил его; мужчину и женщину сотворил их. <text:span text:style-name="T2">(Быт. 1:27)</text:span></text:p>
          <text:p text:style-name="P2"/>
        </text:list-item>
        <text:list-item>
          <text:p text:style-name="P2"><text:span text:style-name="T5">14.10</text:span> Ибо мы Им живем и движемся и существуем, как и некоторые из ваших стихотворцев говорили: «мы Его и род». <text:span text:style-name="T2">(Деян. 17:28)</text:span></text:p>
          <text:p text:style-name="P2"/>
        </text:list-item>
        <text:list-item>
          <text:p text:style-name="P2"><text:span text:style-name="T5">21.10</text:span> Только это я нашел, что Бог сотворил человека правым, а люди пустились во многие помыслы. <text:span text:style-name="T2">(Еккл. 7:29)</text:span></text:p>
          <text:p text:style-name="P2"/>
        </text:list-item>
        <text:list-item>
          <text:p text:style-name="P2"><text:span text:style-name="T5">28.10</text:span> И создал Господь Бог из ребра, взятого у человека, жену, и привел ее к человеку. <text:span text:style-name="T2">(Быт. 2:22)</text:span></text:p>
          <text:p text:style-name="P2"/>
        </text:list-item>
        <text:list-item>
          <text:p text:style-name="P2"><text:span text:style-name="T5">4.11</text:span> Поднимите глаза ваши на высоту небес и посмотрите, кто сотворил их? Кто выводит воинство их счетом? Он всех их называет по имени: по множеству могущества и великой силе у Него ничто не выбывает. <text:span text:style-name="T2">(Ис. 40:26)</text:span></text:p>
          <text:p text:style-name="P2"/>
        </text:list-item>
        <text:list-item>
          <text:p text:style-name="P2"><text:span text:style-name="T5">11.11</text:span> Как многочисленны дела Твои, Господи! Все соделал Ты премудро; земля полна произведений Твоих. (Пс. 103:24)</text:p>
          <text:p text:style-name="P2"/>
        </text:list-item>
        <text:list-item>
          <text:p text:style-name="P2"><text:span text:style-name="T5">18.11</text:span> Верою познаем, что веки устроены словом Божиим, так что из</text:p>
          <text:p text:style-name="P2">невидимого произошло видимое. <text:span text:style-name="T2">(Евр. 11:3)</text:span></text:p>
          <text:p text:style-name="P2"/>
        </text:list-item>
        <text:list-item>
          <text:p text:style-name="P2"><text:span text:style-name="T5">25.11</text:span> Вот бегемот, которого Я создал, как и тебя; он ест траву, как</text:p>
          <text:p text:style-name="P2">вол. <text:span text:style-name="T2">(Иов 40:10)</text:span></text:p>
          <text:p text:style-name="P2"/>
        </text:list-item>
        <text:list-item>
          <text:p text:style-name="P2"><text:span text:style-name="T5">2.12</text:span> Славлю Тебя, потому что я дивно устроен. Дивны дела Твои, и душа моя вполне сознает это. <text:span text:style-name="T2">(Пс. 138:14)</text:span></text:p>
          <text:p text:style-name="P2"/>
        </text:list-item>
        <text:list-item>
          <text:p text:style-name="P3"><text:span text:style-name="T5">9.12</text:span> И облечься в нового человека, созданного по Богу, в праведности и святости истины. <text:span text:style-name="T2">(Еф. 4:24)</text:span></text:p>
          <text:p text:style-name="P2"/>
        </text:list-item>
        <text:list-item>
          <text:p text:style-name="P4"><text:span text:style-name="T5">16.12</text:span> Когда взираю я на небеса Твои - дело Твоих перстов, на луну и звезды, которые Ты поставил, то что есть человек, что Ты помнишь его, и сын человеческий, что Ты посещаешь его? <text:span text:style-name="T2">(Пс. 8:4-5)</text:span></text:p>
          <text:p text:style-name="P5"/>
        </text:list-item>
        <text:list-item>
          <text:p text:style-name="P5"><text:span text:style-name="T5">23.12</text:span> И создал Господь Бог человека из праха земного, и вдунул в лицо его дыхание жизни, и стал человек душою живою. <text:span text:style-name="T2">(Быт. 2:7)</text:span></text:p>
          <text:p text:style-name="P5"/>
        </text:list-item>
        <text:list-item>
          <text:p text:style-name="P5"><text:span text:style-name="T5">30.12</text:span> Экзамен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d0979" officeooo:paragraph-rsid="001d09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ason-QBT-2017-iv[PDF,RU].p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editing-duration>PT3M58S</meta:editing-duration>
    <dc:description>12 Библейских текстов по теме " Человек - Творение" </dc:description>
    <meta:keyword>Quiz</meta:keyword>
    <meta:keyword>Bible</meta:keyword>
    <meta:keyword>Verbs</meta:keyword>
    <meta:keyword>Pathfinder</meta:keyword>
    <meta:keyword>Викторина</meta:keyword>
    <meta:keyword>Библия</meta:keyword>
    <meta:keyword>Стихи</meta:keyword>
    <meta:keyword>Следопыт</meta:keyword>
    <dc:subject>Season-QBT-2017-iv</dc:subject>
    <dc:title>Кью Би Ти - викторина по памятным жемчужинам. Сезон 2017-iv</dc:title>
    <dc:date>2017-12-27T11:34:02.476976819</dc:date>
    <dc:creator>Vladimir Pavlychev</dc:creator>
    <meta:generator>LibreOffice/5.1.6.2$Linux_X86_64 LibreOffice_project/10m0$Build-2</meta:generator>
    <meta:document-statistic meta:table-count="0" meta:image-count="0" meta:object-count="0" meta:page-count="1" meta:paragraph-count="18" meta:word-count="283" meta:character-count="1629" meta:non-whitespace-character-count="1376"/>
  </office:meta>
</office:document-meta>
</file>